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000de64" officeooo:paragraph-rsid="0000de64"/>
    </style:style>
    <style:style style:name="P2" style:family="paragraph" style:parent-style-name="Standard">
      <style:paragraph-properties fo:text-align="start" style:justify-single-word="false" style:writing-mode="lr-tb"/>
      <style:text-properties style:text-underline-style="none" officeooo:rsid="00024294" officeooo:paragraph-rsid="00024294"/>
    </style:style>
    <style:style style:name="P3" style:family="paragraph" style:parent-style-name="Standard" style:list-style-name="L1">
      <style:paragraph-properties fo:text-align="start" style:justify-single-word="false" style:writing-mode="lr-tb"/>
      <style:text-properties style:text-underline-style="none" officeooo:rsid="0000de64" officeooo:paragraph-rsid="000d0126"/>
    </style:style>
    <style:style style:name="P4" style:family="paragraph" style:parent-style-name="Standard" style:list-style-name="L1">
      <style:paragraph-properties fo:text-align="start" style:justify-single-word="false" style:writing-mode="lr-tb"/>
      <style:text-properties style:text-underline-style="none" officeooo:rsid="0000de64" officeooo:paragraph-rsid="000d54a0"/>
    </style:style>
    <style:style style:name="P5" style:family="paragraph" style:parent-style-name="Standard" style:list-style-name="L1">
      <style:paragraph-properties fo:text-align="start" style:justify-single-word="false" style:writing-mode="lr-tb"/>
      <style:text-properties style:text-underline-style="none" officeooo:rsid="0000de64" officeooo:paragraph-rsid="0000de64"/>
    </style:style>
    <style:style style:name="P6" style:family="paragraph" style:parent-style-name="Standard" style:list-style-name="L1">
      <style:paragraph-properties fo:text-align="start" style:justify-single-word="false" style:writing-mode="lr-tb"/>
      <style:text-properties style:text-underline-style="none" officeooo:rsid="000d0126" officeooo:paragraph-rsid="000d0126"/>
    </style:style>
    <style:style style:name="P7" style:family="paragraph" style:parent-style-name="Standard" style:list-style-name="L1">
      <style:paragraph-properties fo:text-align="start" style:justify-single-word="false" style:writing-mode="lr-tb"/>
      <style:text-properties style:text-underline-style="none" officeooo:rsid="000e61a6" officeooo:paragraph-rsid="000e61a6"/>
    </style:style>
    <style:style style:name="P8" style:family="paragraph" style:parent-style-name="Standard" style:list-style-name="L1">
      <style:paragraph-properties fo:text-align="start" style:justify-single-word="false" style:writing-mode="lr-tb"/>
      <style:text-properties style:text-underline-style="none" officeooo:rsid="00024294" officeooo:paragraph-rsid="00024294"/>
    </style:style>
    <style:style style:name="P9" style:family="paragraph" style:parent-style-name="Standard" style:list-style-name="L1">
      <style:paragraph-properties fo:text-align="start" style:justify-single-word="false" style:writing-mode="lr-tb"/>
      <style:text-properties style:text-underline-style="none" officeooo:rsid="0002da54" officeooo:paragraph-rsid="0002da54"/>
    </style:style>
    <style:style style:name="P10" style:family="paragraph" style:parent-style-name="Standard" style:list-style-name="L1">
      <style:paragraph-properties fo:text-align="start" style:justify-single-word="false" style:writing-mode="lr-tb"/>
      <style:text-properties style:text-underline-style="none" officeooo:rsid="0003386e" officeooo:paragraph-rsid="0003386e"/>
    </style:style>
    <style:style style:name="P11" style:family="paragraph" style:parent-style-name="Standard" style:list-style-name="L1">
      <style:paragraph-properties fo:text-align="start" style:justify-single-word="false" style:writing-mode="lr-tb"/>
      <style:text-properties style:text-underline-style="none" officeooo:rsid="0003386e" officeooo:paragraph-rsid="001082c3"/>
    </style:style>
    <style:style style:name="P12" style:family="paragraph" style:parent-style-name="Standard" style:list-style-name="L1">
      <style:paragraph-properties fo:text-align="start" style:justify-single-word="false" style:writing-mode="lr-tb"/>
      <style:text-properties style:text-underline-style="none" officeooo:rsid="00068407" officeooo:paragraph-rsid="00068407"/>
    </style:style>
    <style:style style:name="P13" style:family="paragraph" style:parent-style-name="Standard" style:list-style-name="L1">
      <style:paragraph-properties fo:text-align="start" style:justify-single-word="false" style:writing-mode="lr-tb"/>
      <style:text-properties style:text-underline-style="none" officeooo:rsid="00068407" officeooo:paragraph-rsid="0009a803"/>
    </style:style>
    <style:style style:name="P14" style:family="paragraph" style:parent-style-name="Standard" style:list-style-name="L1">
      <style:paragraph-properties fo:text-align="start" style:justify-single-word="false" style:writing-mode="lr-tb"/>
      <style:text-properties style:text-underline-style="none" officeooo:rsid="0008427a" officeooo:paragraph-rsid="0008427a"/>
    </style:style>
    <style:style style:name="P15" style:family="paragraph" style:parent-style-name="Standard" style:list-style-name="L1">
      <style:paragraph-properties fo:text-align="start" style:justify-single-word="false" style:writing-mode="lr-tb"/>
      <style:text-properties style:text-underline-style="none" officeooo:rsid="00096a87" officeooo:paragraph-rsid="00096a87"/>
    </style:style>
    <style:style style:name="P16" style:family="paragraph" style:parent-style-name="Standard" style:list-style-name="L1">
      <style:paragraph-properties fo:text-align="start" style:justify-single-word="false" style:writing-mode="lr-tb"/>
      <style:text-properties style:text-underline-style="none" officeooo:rsid="000bf5ec" officeooo:paragraph-rsid="000bf5ec"/>
    </style:style>
    <style:style style:name="P17" style:family="paragraph" style:parent-style-name="Standard" style:list-style-name="L1">
      <style:paragraph-properties fo:text-align="start" style:justify-single-word="false" style:writing-mode="lr-tb"/>
      <style:text-properties officeooo:paragraph-rsid="000e61a6"/>
    </style:style>
    <style:style style:name="P18" style:family="paragraph" style:parent-style-name="Standard" style:list-style-name="L1">
      <style:paragraph-properties fo:text-align="start" style:justify-single-word="false" style:writing-mode="lr-tb"/>
      <style:text-properties officeooo:paragraph-rsid="0002da54"/>
    </style:style>
    <style:style style:name="P19" style:family="paragraph" style:parent-style-name="Standard" style:list-style-name="L1">
      <style:paragraph-properties fo:text-align="start" style:justify-single-word="false" style:writing-mode="lr-tb"/>
      <style:text-properties officeooo:rsid="000d54a0" officeooo:paragraph-rsid="000d54a0"/>
    </style:style>
    <style:style style:name="P20" style:family="paragraph" style:parent-style-name="Standard" style:list-style-name="L1">
      <style:paragraph-properties fo:text-align="start" style:justify-single-word="false" style:writing-mode="lr-tb"/>
      <style:text-properties style:text-underline-style="solid" style:text-underline-width="auto" style:text-underline-color="font-color" officeooo:rsid="0000de64" officeooo:paragraph-rsid="0000de64"/>
    </style:style>
    <style:style style:name="P21" style:family="paragraph" style:parent-style-name="Standard" style:list-style-name="L1">
      <style:paragraph-properties fo:text-align="end" style:justify-single-word="false" style:writing-mode="rl-tb"/>
      <style:text-properties style:text-underline-style="none" officeooo:rsid="0000de64" officeooo:paragraph-rsid="000d54a0"/>
    </style:style>
    <style:style style:name="P22" style:family="paragraph" style:parent-style-name="Standard" style:list-style-name="L1">
      <style:paragraph-properties fo:text-align="end" style:justify-single-word="false" style:writing-mode="rl-tb"/>
      <style:text-properties style:text-underline-style="none" officeooo:rsid="0000de64" officeooo:paragraph-rsid="000d892d"/>
    </style:style>
    <style:style style:name="P23" style:family="paragraph" style:parent-style-name="Standard" style:list-style-name="L1">
      <style:paragraph-properties fo:text-align="end" style:justify-single-word="false" style:writing-mode="rl-tb"/>
      <style:text-properties style:text-underline-style="none" officeooo:rsid="0000de64" officeooo:paragraph-rsid="0000de64"/>
    </style:style>
    <style:style style:name="P24" style:family="paragraph" style:parent-style-name="Standard" style:list-style-name="L1">
      <style:paragraph-properties fo:text-align="end" style:justify-single-word="false" style:writing-mode="rl-tb"/>
      <style:text-properties style:text-underline-style="none" officeooo:rsid="000d892d" officeooo:paragraph-rsid="000d892d"/>
    </style:style>
    <style:style style:name="P25" style:family="paragraph" style:parent-style-name="Standard" style:list-style-name="L1">
      <style:paragraph-properties fo:text-align="end" style:justify-single-word="false" style:writing-mode="rl-tb"/>
      <style:text-properties officeooo:rsid="000d54a0" officeooo:paragraph-rsid="000d54a0"/>
    </style:style>
    <style:style style:name="P26" style:family="paragraph" style:parent-style-name="Standard" style:list-style-name="L1">
      <style:paragraph-properties fo:text-align="end" style:justify-single-word="false" style:writing-mode="rl-tb"/>
      <style:text-properties style:text-underline-style="solid" style:text-underline-width="auto" style:text-underline-color="font-color" officeooo:rsid="0000de64" officeooo:paragraph-rsid="0000de64"/>
    </style:style>
    <style:style style:name="P27" style:family="paragraph" style:parent-style-name="Standard" style:list-style-name="L1">
      <style:paragraph-properties fo:text-align="end" style:justify-single-word="false" style:writing-mode="rl-tb"/>
      <style:text-properties style:text-underline-style="solid" style:text-underline-width="auto" style:text-underline-color="font-color" officeooo:rsid="0000de64" officeooo:paragraph-rsid="000d892d"/>
    </style:style>
    <style:style style:name="T1" style:family="text">
      <style:text-properties style:text-underline-style="none" officeooo:rsid="00024294"/>
    </style:style>
    <style:style style:name="T2" style:family="text">
      <style:text-properties style:text-underline-style="none" officeooo:rsid="0002da54"/>
    </style:style>
    <style:style style:name="T3" style:family="text">
      <style:text-properties style:text-underline-style="none" officeooo:rsid="000d892d"/>
    </style:style>
    <style:style style:name="T4" style:family="text">
      <style:text-properties style:text-underline-style="none" officeooo:rsid="000e61a6"/>
    </style:style>
    <style:style style:name="T5" style:family="text">
      <style:text-properties style:text-underline-style="none" officeooo:rsid="0003386e"/>
    </style:style>
    <style:style style:name="T6" style:family="text">
      <style:text-properties officeooo:rsid="0008427a"/>
    </style:style>
    <style:style style:name="T7" style:family="text">
      <style:text-properties officeooo:rsid="000d892d"/>
    </style:style>
    <style:style style:name="T8" style:family="text">
      <style:text-properties style:text-underline-style="solid" style:text-underline-width="auto" style:text-underline-color="font-color" officeooo:rsid="000e61a6"/>
    </style:style>
    <style:style style:name="T9" style:family="text">
      <style:text-properties officeooo:rsid="001082c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(" style:num-suffix=")" style:num-format="א, ב, ג, ...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ממ"ן 12</text:p>
      <text:p text:style-name="P1"/>
      <text:list xml:id="list1940511923" text:style-name="L1">
        <text:list-item>
          <text:p text:style-name="P6"><draw:frame draw:style-name="fr1" draw:name="Object1" text:anchor-type="as-char" svg:width="2.2709in" svg:height="0.7102in" draw:z-index="0"><draw:object xlink:href="./Object 1" xlink:type="simple" xlink:show="embed" xlink:actuate="onLoad"/><draw:image xlink:href="./ObjectReplacements/Object 1" xlink:type="simple" xlink:show="embed" xlink:actuate="onLoad"/></draw:frame></text:p>
          <text:list>
            <text:list-item>
              <text:p text:style-name="P3"><draw:frame draw:style-name="fr1" draw:name="Object2" text:anchor-type="as-char" svg:width="1.522in" svg:height="0.2244in" draw:z-index="1"><draw:object xlink:href="./Object 2" xlink:type="simple" xlink:show="embed" xlink:actuate="onLoad"/><draw:image xlink:href="./ObjectReplacements/Object 2" xlink:type="simple" xlink:show="embed" xlink:actuate="onLoad"/></draw:frame></text:p>
              <text:p text:style-name="P21">לא נכון החסם העליון של T3 גדול יותר</text:p>
            </text:list-item>
            <text:list-item>
              <text:p text:style-name="P4"><draw:frame draw:style-name="fr1" draw:name="Object3" text:anchor-type="as-char" svg:width="0.9984in" svg:height="0.2228in" draw:z-index="2"><draw:object xlink:href="./Object 3" xlink:type="simple" xlink:show="embed" xlink:actuate="onLoad"/><draw:image xlink:href="./ObjectReplacements/Object 3" xlink:type="simple" xlink:show="embed" xlink:actuate="onLoad"/></draw:frame></text:p>
              <text:p text:style-name="P25">נכון, למרות שקיים חסם תחתון גדול יותר אין זה סותר</text:p>
            </text:list-item>
            <text:list-item>
              <text:p text:style-name="P19"><draw:frame draw:style-name="fr1" draw:name="Object4" text:anchor-type="as-char" svg:width="1.5339in" svg:height="0.2244in" draw:z-index="3"><draw:object xlink:href="./Object 4" xlink:type="simple" xlink:show="embed" xlink:actuate="onLoad"/><draw:image xlink:href="./ObjectReplacements/Object 4" xlink:type="simple" xlink:show="embed" xlink:actuate="onLoad"/></draw:frame></text:p>
              <text:p text:style-name="P25">נכון</text:p>
            </text:list-item>
            <text:list-item>
              <text:p text:style-name="P19"><draw:frame draw:style-name="fr1" draw:name="Object5" text:anchor-type="as-char" svg:width="1.0346in" svg:height="0.2453in" draw:z-index="4"><draw:object xlink:href="./Object 5" xlink:type="simple" xlink:show="embed" xlink:actuate="onLoad"/><draw:image xlink:href="./ObjectReplacements/Object 5" xlink:type="simple" xlink:show="embed" xlink:actuate="onLoad"/></draw:frame></text:p>
              <text:p text:style-name="P25">לא נכון , לא נתון חסם עליון לT1</text:p>
            </text:list-item>
          </text:list>
        </text:list-item>
        <text:list-item>
          <text:p text:style-name="P26"><draw:frame draw:style-name="fr1" draw:name="Object6" text:anchor-type="as-char" svg:width="0.9307in" svg:height="0.4756in" draw:z-index="5"><draw:object xlink:href="./Object 6" xlink:type="simple" xlink:show="embed" xlink:actuate="onLoad"/><draw:image xlink:href="./ObjectReplacements/Object 6" xlink:type="simple" xlink:show="embed" xlink:actuate="onLoad"/></draw:frame></text:p>
          <text:p text:style-name="P22"><text:span text:style-name="T7">צ.ל כי קיימים </text:span><text:span text:style-name="T7"><draw:frame draw:style-name="fr1" draw:name="Object7" text:anchor-type="as-char" svg:width="0.6083in" svg:height="0.2244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7">כך שלכל </text:span><text:span text:style-name="T7"><draw:frame draw:style-name="fr1" draw:name="Object8" text:anchor-type="as-char" svg:width="0.4575in" svg:height="0.2244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7">מתקיים: </text:span><text:span text:style-name="T7"><draw:frame draw:style-name="fr1" draw:name="Object9" text:anchor-type="as-char" svg:width="1.0654in" svg:height="0.4756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    <text:p text:style-name="P27"><text:span text:style-name="T7">נבחר:</text:span><text:span text:style-name="T3"> </text:span><text:span text:style-name="T3"><draw:frame draw:style-name="fr1" draw:name="Object10" text:anchor-type="as-char" svg:width="0.898in" svg:height="0.2244in" draw:z-index="9"><draw:object xlink:href="./Object 10" xlink:type="simple" xlink:show="embed" xlink:actuate="onLoad"/><draw:image xlink:href="./ObjectReplacements/Object 10" xlink:type="simple" xlink:show="embed" xlink:actuate="onLoad"/></draw:frame></text:span></text:p>
          <text:p text:style-name="P27"><text:span text:style-name="T3">נתן לראות כי לכל n&gt;4 מתקיים </text:span><text:span text:style-name="T3"><draw:frame draw:style-name="fr1" draw:name="Object11" text:anchor-type="as-char" svg:width="1.0654in" svg:height="0.4756in" draw:z-index="10"><draw:object xlink:href="./Object 11" xlink:type="simple" xlink:show="embed" xlink:actuate="onLoad"/><draw:image xlink:href="./ObjectReplacements/Object 11" xlink:type="simple" xlink:show="embed" xlink:actuate="onLoad"/></draw:frame></text:span></text:p>
          <text:p text:style-name="P24">מש"ל</text:p>
        </text:list-item>
        <text:list-item>
          <text:p text:style-name="P20"/>
          <text:list>
            <text:list-item>
              <text:p text:style-name="P20"><draw:frame draw:style-name="fr1" draw:name="Object12" text:anchor-type="as-char" svg:width="2.1492in" svg:height="2.6756in" draw:z-index="11"><draw:object xlink:href="./Object 12" xlink:type="simple" xlink:show="embed" xlink:actuate="onLoad"/><draw:image xlink:href="./ObjectReplacements/Object 12" xlink:type="simple" xlink:show="embed" xlink:actuate="onLoad"/></draw:frame></text:p>
              <text:p text:style-name="P17"><text:span text:style-name="T8">סיבוכיות:</text:span><text:span text:style-name="T4"> </text:span><text:span text:style-name="T4"><draw:frame draw:style-name="fr1" draw:name="Object13" text:anchor-type="as-char" svg:width="0.7862in" svg:height="0.1984in" draw:z-index="12"><draw:object xlink:href="./Object 13" xlink:type="simple" xlink:show="embed" xlink:actuate="onLoad"/><draw:image xlink:href="./ObjectReplacements/Object 13" xlink:type="simple" xlink:show="embed" xlink:actuate="onLoad"/></draw:frame></text:span></text:p>
            </text:list-item>
            <text:list-item>
              <text:p text:style-name="P7"><draw:frame draw:style-name="fr1" draw:name="Object14" text:anchor-type="as-char" svg:width="1.5862in" svg:height="1.1035in" draw:z-index="13"><draw:object xlink:href="./Object 14" xlink:type="simple" xlink:show="embed" xlink:actuate="onLoad"/><draw:image xlink:href="./ObjectReplacements/Object 14" xlink:type="simple" xlink:show="embed" xlink:actuate="onLoad"/></draw:frame></text:p>
            </text:list-item>
            <text:list-item>
              <text:p text:style-name="P7"><text:soft-page-break/><draw:frame draw:style-name="fr1" draw:name="Object15" text:anchor-type="as-char" svg:width="2.4646in" svg:height="0.7252in" draw:z-index="14"><draw:object xlink:href="./Object 15" xlink:type="simple" xlink:show="embed" xlink:actuate="onLoad"/><draw:image xlink:href="./ObjectReplacements/Object 15" xlink:type="simple" xlink:show="embed" xlink:actuate="onLoad"/></draw:frame></text:p>
            </text:list-item>
          </text:list>
        </text:list-item>
        <text:list-item>
          <text:p text:style-name="P23"/>
          <text:list>
            <text:list-item>
              <text:p text:style-name="P5">the initial array is: [5, 2, 6, 9, 7, 4, 8, 4.4, 3, 10] </text:p>
              <text:p text:style-name="P5"><text:s/>I = 0; j = 11</text:p>
              <text:p text:style-name="P5">I stops at cell 1</text:p>
              <text:p text:style-name="P5">j stops at cell 9</text:p>
              <text:p text:style-name="P5">cells 1 and 9 swap values , the resulting array is:</text:p>
              <text:list>
                <text:list-item>
                  <text:p text:style-name="P5">[3, 2, 6, 9, 7, 4, 8, 4.4, 5, 10] </text:p>
                </text:list-item>
              </text:list>
              <text:p text:style-name="P5">the preciding arrays are as such:</text:p>
              <text:list text:continue-numbering="true">
                <text:list-item>
                  <text:p text:style-name="P5">[3, 2, 5, 9, 7, 4, 8, 4.4, 6, 10] </text:p>
                </text:list-item>
                <text:list-item>
                  <text:p text:style-name="P5">[3, 2, 4.4, 9, 7, 4, 8, 5, 6, 10] </text:p>
                </text:list-item>
                <text:list-item>
                  <text:p text:style-name="P5">[3, 2, 4.4, 5, 7, 4, 8, 9, 6, 10] </text:p>
                </text:list-item>
                <text:list-item>
                  <text:p text:style-name="P5">[3, 2, 4.4, 4, 7, 5, 8, 9, 6, 10] </text:p>
                </text:list-item>
                <text:list-item>
                  <text:p text:style-name="P5">[3, 2, 4.4, 4, 5, 7, 8, 9, 6, 10] </text:p>
                </text:list-item>
                <text:list-item>
                  <text:p text:style-name="P5">[2, 3, 4.4, 4, 5, 7, 8, 9, 6, 10] </text:p>
                </text:list-item>
                <text:list-item>
                  <text:p text:style-name="P5">[2, 3, 4, 4.4, 5, 7, 8, 9, 6, 10] </text:p>
                </text:list-item>
                <text:list-item>
                  <text:p text:style-name="P5">[2, 3, 4, 4.4, 5, 6, 8, 9, 7, 10] </text:p>
                </text:list-item>
                <text:list-item>
                  <text:p text:style-name="P5">[2, 3, 4, 4.4, 5, 6, 7, 9, 8, 10] </text:p>
                </text:list-item>
              </text:list>
            </text:list-item>
            <text:list-item>
              <text:p text:style-name="P8">המערך שידרוש את המספר הקטן ביותר של ההשוואות מיון מהיר הוא:</text:p>
              <text:list>
                <text:list-item>
                  <text:p text:style-name="P8">[4,2,6,9,7,5,8,4,10,3]</text:p>
                  <text:p text:style-name="P8">במדה ומדובר באלגוריתם שהוצג ע"י איריס בהרצאתה הרי ששני ערכים זהים במערך יגרמו ללולאה אינסופית בה הערכים הזהים יוחלפו שוב ושוב והאינדקסים לעולם לא ישתוו</text:p>
                  <text:p text:style-name="P8">במקרה זה כל מערך שתאו האחרון ותאו הראשון יכילו את אותו מספר יצור בצורה הכי יעילה את הלולאה לפני שהמיון המהיר יעשה השוואה אחת בודדה.</text:p>
                  <text:p text:style-name="P9">לדוגמא:</text:p>
                </text:list-item>
                <text:list-item>
                  <text:p text:style-name="P18"><text:span text:style-name="T1">[4,2,6,9,7,5,8,</text:span><text:span text:style-name="T2">3</text:span><text:span text:style-name="T1">,10,</text:span><text:span text:style-name="T2">4</text:span><text:span text:style-name="T1">]</text:span></text:p>
                </text:list-item>
              </text:list>
            </text:list-item>
            <text:list-item>
              <text:p text:style-name="P10">n-1 + (מספר ההשוואות ב<text:span text:style-name="T9">שיעשו על מערך בגודל n-2</text:span>)</text:p>
              <text:list>
                <text:list-header>
                  <text:p text:style-name="P9"/>
                </text:list-header>
              </text:list>
            </text:list-item>
          </text:list>
        </text:list-item>
      </text:list>
      <text:p text:style-name="P2"/>
      <text:list xml:id="list1471343528" text:continue-numbering="true" text:style-name="L1">
        <text:list-item>
          <text:p text:style-name="P12"/>
          <text:list>
            <text:list-item>
              <text:p text:style-name="P12"><text:s/>בקריאה הרקורסיבית נתן לקרוא למיון מהיר בצורה הבאה</text:p>
              <text:list>
                <text:list-item>
                  <text:list>
                    <text:list-item>
                      <text:p text:style-name="P14">if p &lt; r-5</text:p>
                      <text:list>
                        <text:list-item>
                          <text:p text:style-name="P12">quicksort(A,p,q)</text:p>
                        </text:list-item>
                        <text:list-item>
                          <text:p text:style-name="P12">quicksort(A,p+<text:span text:style-name="T6">1</text:span>,r)</text:p>
                        </text:list-item>
                      </text:list>
                      <text:p text:style-name="P15"/>
                    </text:list-item>
                  </text:list>
                </text:list-item>
              </text:list>
            </text:list-item>
            <text:list-item>
              <text:p text:style-name="P13">זמן הריצה האסימפטוטי הוא אותו זמן ריצה מאחר והשינוי נוגע רק לרקורסיה האחרונה והוא זניח בקלטים גדולים מאוד.</text:p>
              <text:p text:style-name="P16">O(nlogn) במקרה הטוב</text:p>
              <text:p text:style-name="P16">O(n^2) במקרה הרע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1-20T20:14:26</meta:creation-date>
    <dc:date>2010-11-22T00:29:46</dc:date>
    <meta:editing-duration>PT02H27M00S</meta:editing-duration>
    <meta:editing-cycles>17</meta:editing-cycles>
    <meta:generator>OpenOffice.org/3.2$Unix OpenOffice.org_project/320m19$Build-9505</meta:generator>
    <meta:document-statistic meta:table-count="0" meta:image-count="0" meta:object-count="15" meta:page-count="2" meta:paragraph-count="49" meta:word-count="373" meta:character-count="1503"/>
  </office:meta>
</office:document-meta>
</file>

<file path=Object 1/content.xml><?xml version="1.0" encoding="utf-8"?>
<math xmlns="http://www.w3.org/1998/Math/MathML">
  <semantics>
    <mtable>
      <mtr>
        <mtd>
          <mrow>
            <mi mathvariant="italic">PROC1</mi>
            <mrow>
              <mo stretchy="false">(</mo>
              <mi>n</mi>
              <mo stretchy="false">)</mo>
            </mrow>
            <msub>
              <mi>T</mi>
              <mn>1</mn>
            </msub>
            <mrow>
              <mrow>
                <mo stretchy="false">(</mo>
                <mi>n</mi>
                <mo stretchy="false">)</mo>
              </mrow>
              <mi mathvariant="normal">=</mi>
              <mo stretchy="false">Ω</mo>
            </mrow>
            <mrow>
              <mo stretchy="false">(</mo>
              <mi>n</mi>
              <mo stretchy="false">)</mo>
            </mrow>
          </mrow>
        </mtd>
      </mtr>
      <mtr>
        <mtd>
          <mrow>
            <mi mathvariant="italic">PROC2</mi>
            <mrow>
              <mo stretchy="false">(</mo>
              <mi>n</mi>
              <mo stretchy="false">)</mo>
            </mrow>
            <msub>
              <mi>T</mi>
              <mn>2</mn>
            </msub>
            <mrow>
              <mrow>
                <mo stretchy="false">(</mo>
                <mi>n</mi>
                <mo stretchy="false">)</mo>
              </mrow>
              <mi mathvariant="normal">=</mi>
              <mo stretchy="false">Θ</mo>
            </mrow>
            <mrow>
              <mo stretchy="false">(</mo>
              <mrow>
                <msub>
                  <mi mathvariant="italic">nLog</mi>
                  <mn>2</mn>
                </msub>
                <mrow>
                  <mo stretchy="false">(</mo>
                  <mi>n</mi>
                  <mo stretchy="false">)</mo>
                </mrow>
              </mrow>
              <mo stretchy="false">)</mo>
            </mrow>
          </mrow>
        </mtd>
      </mtr>
      <mtr>
        <mtd>
          <mrow>
            <mi mathvariant="italic">PROC3</mi>
            <mrow>
              <mo stretchy="false">(</mo>
              <mi>n</mi>
              <mo stretchy="false">)</mo>
            </mrow>
            <msub>
              <mi>T</mi>
              <mn>3</mn>
            </msub>
            <mrow>
              <mrow>
                <mo stretchy="false">(</mo>
                <mi>n</mi>
                <mo stretchy="false">)</mo>
              </mrow>
              <mi mathvariant="normal">=</mi>
              <mi>O</mi>
            </mrow>
            <mrow>
              <mo stretchy="false">(</mo>
              <msup>
                <mi>n</mi>
                <mn>2</mn>
              </msup>
              <mo stretchy="false">)</mo>
            </mrow>
          </mrow>
        </mtd>
      </mtr>
    </mtable>
    <annotation encoding="StarMath 5.0">stack{
PROC1(n) T_1(n)=%OMEGA(n)#
PROC2(n) T_2(n)=%THETA(nLog_2(n))#
PROC3(n) T_3(n)=O(n^2)
}</annotation>
  </semantics>
</math>
</file>

<file path=Object 10/content.xml><?xml version="1.0" encoding="utf-8"?>
<math xmlns="http://www.w3.org/1998/Math/MathML">
  <semantics>
    <mrow>
      <mrow>
        <msub>
          <mi>n</mi>
          <mn>0</mn>
        </msub>
        <mi mathvariant="normal">=</mi>
        <mn>4</mn>
      </mrow>
      <mi>;</mi>
      <mrow>
        <mi>C</mi>
        <mi mathvariant="normal">=</mi>
        <mn>1</mn>
      </mrow>
    </mrow>
    <annotation encoding="StarMath 5.0">n_0 = 4;C=1</annotation>
  </semantics>
</math>
</file>

<file path=Object 11/content.xml><?xml version="1.0" encoding="utf-8"?>
<math xmlns="http://www.w3.org/1998/Math/MathML">
  <semantics>
    <mrow>
      <mrow>
        <mn>0</mn>
        <mi mathvariant="normal">≤</mi>
        <mrow>
          <munderover>
            <mi mathvariant="normal">∑</mi>
            <mrow>
              <mi>k</mi>
              <mi mathvariant="normal">=</mi>
              <mn>1</mn>
            </mrow>
            <msqrt>
              <mrow>
                <mo stretchy="false">(</mo>
                <mi>n</mi>
                <mo stretchy="false">)</mo>
              </mrow>
            </msqrt>
          </munderover>
          <mi>K</mi>
        </mrow>
      </mrow>
      <mi mathvariant="normal">≤</mi>
      <mrow>
        <mi>n</mi>
        <mi mathvariant="normal">⋅</mi>
        <mi>C</mi>
      </mrow>
    </mrow>
    <annotation encoding="StarMath 5.0">0 &lt;= 
sum from{k=1} to{sqrt(n)} K   
 &lt;= n cdot C</annotation>
  </semantics>
</math>
</file>

<file path=Object 12/content.xml><?xml version="1.0" encoding="utf-8"?>
<math xmlns="http://www.w3.org/1998/Math/MathML">
  <semantics>
    <mtable>
      <mtr>
        <mtd>
          <mrow>
            <mi stretchy="true" mathvariant="normal">{</mi>
            <mtable>
              <mtr>
                <mtd>
                  <mrow>
                    <mi>T</mi>
                    <mrow>
                      <mrow>
                        <mo stretchy="false">(</mo>
                        <mi>n</mi>
                        <mo stretchy="false">)</mo>
                      </mrow>
                      <mi mathvariant="normal">=</mi>
                      <mn>4T</mn>
                    </mrow>
                    <mrow>
                      <mrow>
                        <mo stretchy="false">(</mo>
                        <mfrac>
                          <mi>n</mi>
                          <mn>4</mn>
                        </mfrac>
                        <mo stretchy="false">)</mo>
                      </mrow>
                      <mo stretchy="false">+</mo>
                      <mi>n</mi>
                    </mrow>
                  </mrow>
                </mtd>
              </mtr>
              <mtr>
                <mtd>
                  <mrow>
                    <mi>T</mi>
                    <mrow>
                      <mrow>
                        <mo stretchy="false">(</mo>
                        <mn>1</mn>
                        <mo stretchy="false">)</mo>
                      </mrow>
                      <mi mathvariant="normal">=</mi>
                      <mn>1</mn>
                    </mrow>
                  </mrow>
                </mtd>
              </mtr>
            </mtable>
          </mrow>
        </mtd>
      </mtr>
      <mtr>
        <mtd>
          <mtable>
            <mtr>
              <mtd>
                <mrow>
                  <mi>T</mi>
                  <mrow>
                    <mrow>
                      <mo stretchy="false">(</mo>
                      <mi>n</mi>
                      <mo stretchy="false">)</mo>
                    </mrow>
                    <mi mathvariant="normal">=</mi>
                    <mn>4T</mn>
                  </mrow>
                  <mrow>
                    <mrow>
                      <mo stretchy="false">(</mo>
                      <mfrac>
                        <mi>n</mi>
                        <mn>4</mn>
                      </mfrac>
                      <mo stretchy="false">)</mo>
                    </mrow>
                    <mo stretchy="false">+</mo>
                    <mi>n</mi>
                  </mrow>
                </mrow>
              </mtd>
            </mtr>
            <mtr>
              <mtd>
                <mrow>
                  <mi/>
                  <mtext>=</mtext>
                  <mn>4</mn>
                  <mrow>
                    <mrow>
                      <mo stretchy="false">(</mo>
                      <mrow>
                        <mn>4T</mn>
                        <mrow>
                          <mrow>
                            <mo stretchy="false">(</mo>
                            <mfrac>
                              <mi>n</mi>
                              <msup>
                                <mn>4</mn>
                                <mn>2</mn>
                              </msup>
                            </mfrac>
                            <mo stretchy="false">)</mo>
                          </mrow>
                          <mo stretchy="false">+</mo>
                          <mfrac>
                            <mi>n</mi>
                            <mn>4</mn>
                          </mfrac>
                        </mrow>
                      </mrow>
                      <mo stretchy="false">)</mo>
                    </mrow>
                    <mo stretchy="false">+</mo>
                    <mi>n</mi>
                  </mrow>
                </mrow>
              </mtd>
            </mtr>
            <mtr>
              <mtd>
                <mrow>
                  <mi/>
                  <mtext>=</mtext>
                  <mn>...</mn>
                </mrow>
              </mtd>
            </mtr>
            <mtr>
              <mtd>
                <mrow>
                  <msup>
                    <mn>4</mn>
                    <mi mathvariant="italic">kT</mi>
                  </msup>
                  <mrow>
                    <mrow>
                      <mo stretchy="false">(</mo>
                      <mfrac>
                        <mi>n</mi>
                        <msup>
                          <mn>4</mn>
                          <mi>l</mi>
                        </msup>
                      </mfrac>
                      <mo stretchy="false">)</mo>
                    </mrow>
                    <mo stretchy="false">+</mo>
                    <mrow>
                      <mi>n</mi>
                      <mi mathvariant="normal">⋅</mi>
                      <mi>k</mi>
                    </mrow>
                  </mrow>
                  <mi/>
                  <mrow>
                    <mi>k</mi>
                    <mi mathvariant="normal">=</mi>
                    <msub>
                      <mi>log</mi>
                      <mn>2</mn>
                    </msub>
                  </mrow>
                  <mfrac>
                    <mrow>
                      <mo stretchy="false">(</mo>
                      <mi>n</mi>
                      <mo stretchy="false">)</mo>
                    </mrow>
                    <mn>2</mn>
                  </mfrac>
                </mrow>
              </mtd>
            </mtr>
            <mtr>
              <mtd>
                <mrow>
                  <mrow>
                    <mi>n</mi>
                    <mo stretchy="false">+</mo>
                    <mrow>
                      <mi>n</mi>
                      <mi mathvariant="normal">⋅</mi>
                      <msub>
                        <mi>log</mi>
                        <mn>2</mn>
                      </msub>
                    </mrow>
                  </mrow>
                  <mfrac>
                    <mrow>
                      <mo stretchy="false">(</mo>
                      <mi>n</mi>
                      <mo stretchy="false">)</mo>
                    </mrow>
                    <mn>2</mn>
                  </mfrac>
                </mrow>
              </mtd>
            </mtr>
          </mtable>
        </mtd>
      </mtr>
    </mtable>
    <annotation encoding="StarMath 5.0">left lbrace 
	stack {
	T(n) = 4T(n over 4)+n #
	T(1) = 1
	}
	
right none
newline
stack {
T(n) = 4T(n over 4) + n #
	``````~` "=" 4(4T(n over 4^2) + n over 4)+n#
	~~~"="... #
	4^kT(n over 4^l) + n cdot k
	~~~~~~k = log_2(n) over 2 #
	n + n cdot log_2(n) over 2
}</annotation>
  </semantics>
</math>
</file>

<file path=Object 13/content.xml><?xml version="1.0" encoding="utf-8"?>
<math xmlns="http://www.w3.org/1998/Math/MathML">
  <semantics>
    <mrow>
      <mi>O</mi>
      <mrow>
        <mo stretchy="false">(</mo>
        <mrow>
          <mi mathvariant="italic">nlg</mi>
          <mrow>
            <mo stretchy="false">(</mo>
            <mi>n</mi>
            <mo stretchy="false">)</mo>
          </mrow>
        </mrow>
        <mo stretchy="false">)</mo>
      </mrow>
    </mrow>
    <annotation encoding="StarMath 5.0">O(nlg(n))</annotation>
  </semantics>
</math>
</file>

<file path=Object 14/content.xml><?xml version="1.0" encoding="utf-8"?>
<math xmlns="http://www.w3.org/1998/Math/MathML">
  <semantics>
    <mtable>
      <mtr>
        <mtd>
          <mrow>
            <msup>
              <mn>3</mn>
              <mi>k</mi>
            </msup>
            <mi>T</mi>
            <mrow>
              <mrow>
                <mo stretchy="false">(</mo>
                <mfrac>
                  <mi>n</mi>
                  <msup>
                    <mn>9</mn>
                    <mi>k</mi>
                  </msup>
                </mfrac>
                <mo stretchy="false">)</mo>
              </mrow>
              <mo stretchy="false">+</mo>
              <mfrac>
                <mrow>
                  <mi>n</mi>
                  <mi mathvariant="normal">⋅</mi>
                  <mn>3</mn>
                </mrow>
                <mn>2</mn>
              </mfrac>
            </mrow>
            <mrow>
              <mo stretchy="false">(</mo>
              <mrow>
                <mn>1</mn>
                <mi mathvariant="normal">−</mi>
                <mfrac>
                  <mn>1</mn>
                  <msup>
                    <mn>3</mn>
                    <mi>k</mi>
                  </msup>
                </mfrac>
              </mrow>
              <mo stretchy="false">)</mo>
            </mrow>
          </mrow>
        </mtd>
      </mtr>
      <mtr>
        <mtd>
          <mrow>
            <mrow>
              <msqrt>
                <mrow>
                  <mo stretchy="false">(</mo>
                  <mi>n</mi>
                  <mo stretchy="false">)</mo>
                </mrow>
              </msqrt>
              <mo stretchy="false">+</mo>
              <mrow>
                <mfrac>
                  <mn>3</mn>
                  <mn>2</mn>
                </mfrac>
                <mi mathvariant="normal">⋅</mi>
                <mi>n</mi>
              </mrow>
            </mrow>
            <mi mathvariant="normal">−</mi>
            <mfrac>
              <mn>3n</mn>
              <mrow>
                <mn>2</mn>
                <msqrt>
                  <mrow>
                    <mo stretchy="false">(</mo>
                    <mi>n</mi>
                    <mo stretchy="false">)</mo>
                  </mrow>
                </msqrt>
              </mrow>
            </mfrac>
          </mrow>
        </mtd>
      </mtr>
      <mtr>
        <mtd>
          <mrow>
            <mi>O</mi>
            <mrow>
              <mo stretchy="false">(</mo>
              <mi>n</mi>
              <mo stretchy="false">)</mo>
            </mrow>
          </mrow>
        </mtd>
      </mtr>
    </mtable>
    <annotation encoding="StarMath 5.0">stack { 3^k T(n over 9^k) + n cdot 3 over 2 (1 - 1 over 3^k) #
		 sqrt(n) + 3 over 2 cdot n - 3n over {2 sqrt(n)} #
		 O(n)
	   }</annotation>
  </semantics>
</math>
</file>

<file path=Object 15/content.xml><?xml version="1.0" encoding="utf-8"?>
<math xmlns="http://www.w3.org/1998/Math/MathML">
  <semantics>
    <mtable>
      <mtr>
        <mtd>
          <mrow>
            <msup>
              <mn>5</mn>
              <mrow>
                <munderover>
                  <mi mathvariant="normal">∑</mi>
                  <mrow>
                    <mi>i</mi>
                    <mi mathvariant="normal">=</mi>
                    <mn>0</mn>
                  </mrow>
                  <mi>k</mi>
                </munderover>
                <msup>
                  <mn>2</mn>
                  <mi>k</mi>
                </msup>
              </mrow>
            </msup>
            <mrow>
              <msup>
                <mrow>
                  <mo stretchy="false">(</mo>
                  <mrow>
                    <mi>T</mi>
                    <mrow>
                      <mo stretchy="false">(</mo>
                      <mrow>
                        <mi>n</mi>
                        <mi mathvariant="normal">−</mi>
                        <mi>k</mi>
                      </mrow>
                      <mo stretchy="false">)</mo>
                    </mrow>
                  </mrow>
                  <mo stretchy="false">)</mo>
                </mrow>
                <msup>
                  <mn>2</mn>
                  <mi>k</mi>
                </msup>
              </msup>
              <mi mathvariant="normal">=</mi>
              <mfrac>
                <msup>
                  <mn>5</mn>
                  <msup>
                    <mn>2</mn>
                    <mrow>
                      <mi>n</mi>
                      <mi mathvariant="normal">−</mi>
                      <mn>1</mn>
                    </mrow>
                  </msup>
                </msup>
                <mn>5</mn>
              </mfrac>
            </mrow>
            <mrow>
              <msup>
                <mrow>
                  <mo stretchy="false">(</mo>
                  <mi>a</mi>
                  <mo stretchy="false">)</mo>
                </mrow>
                <msup>
                  <mn>2</mn>
                  <mi mathvariant="italic">n01</mi>
                </msup>
              </msup>
              <mi mathvariant="normal">=</mi>
              <mfrac>
                <msup>
                  <mn>5</mn>
                  <mrow>
                    <mn>2n</mn>
                    <mi mathvariant="normal">−</mi>
                    <mn>2</mn>
                  </mrow>
                </msup>
                <mn>5</mn>
              </mfrac>
            </mrow>
          </mrow>
        </mtd>
      </mtr>
      <mtr>
        <mtd>
          <mrow>
            <mrow>
              <mi mathvariant="italic">סבוכיות</mi>
              <mi mathvariant="normal">=</mi>
              <mi>O</mi>
            </mrow>
            <mrow>
              <mo stretchy="false">(</mo>
              <msup>
                <mn>5</mn>
                <mi>n</mi>
              </msup>
              <mo stretchy="false">)</mo>
            </mrow>
          </mrow>
        </mtd>
      </mtr>
    </mtable>
    <annotation encoding="StarMath 5.0">5^{sum from{i=0} to{k} 2^k }(T(n-k))^{2^k} = 5^{2^{n-1}}over 5 (a)^{2^{n01}} = 5^{2n-2} over 5
newline 
סבוכיות = O(5^n)</annotation>
  </semantics>
</math>
</file>

<file path=Object 2/content.xml><?xml version="1.0" encoding="utf-8"?>
<math xmlns="http://www.w3.org/1998/Math/MathML">
  <semantics>
    <mrow>
      <msub>
        <mi>T</mi>
        <mi>A</mi>
      </msub>
      <mrow>
        <mrow>
          <mo stretchy="false">(</mo>
          <mi>n</mi>
          <mo stretchy="false">)</mo>
        </mrow>
        <mi mathvariant="normal">=</mi>
        <mo stretchy="false">Θ</mo>
      </mrow>
      <mrow>
        <mo stretchy="false">(</mo>
        <mrow>
          <msub>
            <mi mathvariant="italic">nLog</mi>
            <mn>2</mn>
          </msub>
          <mrow>
            <mo stretchy="false">(</mo>
            <mi>n</mi>
            <mo stretchy="false">)</mo>
          </mrow>
        </mrow>
        <mo stretchy="false">)</mo>
      </mrow>
    </mrow>
    <annotation encoding="StarMath 5.0">T_A(n)=%THETA(nLog_2(n))</annotation>
  </semantics>
</math>
</file>

<file path=Object 3/content.xml><?xml version="1.0" encoding="utf-8"?>
<math xmlns="http://www.w3.org/1998/Math/MathML">
  <semantics>
    <mrow>
      <msub>
        <mi>T</mi>
        <mi>A</mi>
      </msub>
      <mrow>
        <mrow>
          <mo stretchy="false">(</mo>
          <mi>n</mi>
          <mo stretchy="false">)</mo>
        </mrow>
        <mi mathvariant="normal">=</mi>
        <mo stretchy="false">Ω</mo>
      </mrow>
      <mrow>
        <mo stretchy="false">(</mo>
        <mi>n</mi>
        <mo stretchy="false">)</mo>
      </mrow>
    </mrow>
    <annotation encoding="StarMath 5.0">T_A(n)=%OMEGA(n)</annotation>
  </semantics>
</math>
</file>

<file path=Object 4/content.xml><?xml version="1.0" encoding="utf-8"?>
<math xmlns="http://www.w3.org/1998/Math/MathML">
  <semantics>
    <mrow>
      <msub>
        <mi>T</mi>
        <mi>A</mi>
      </msub>
      <mrow>
        <mrow>
          <mo stretchy="false">(</mo>
          <mi>n</mi>
          <mo stretchy="false">)</mo>
        </mrow>
        <mi mathvariant="normal">=</mi>
        <mo stretchy="false">Ω</mo>
      </mrow>
      <mrow>
        <mo stretchy="false">(</mo>
        <mrow>
          <msub>
            <mi mathvariant="italic">nLog</mi>
            <mn>2</mn>
          </msub>
          <mrow>
            <mo stretchy="false">(</mo>
            <mi>n</mi>
            <mo stretchy="false">)</mo>
          </mrow>
        </mrow>
        <mo stretchy="false">)</mo>
      </mrow>
    </mrow>
    <annotation encoding="StarMath 5.0">T_A(n)=%OMEGA(nLog_2(n))</annotation>
  </semantics>
</math>
</file>

<file path=Object 5/content.xml><?xml version="1.0" encoding="utf-8"?>
<math xmlns="http://www.w3.org/1998/Math/MathML">
  <semantics>
    <mrow>
      <msub>
        <mi>T</mi>
        <mi>A</mi>
      </msub>
      <mrow>
        <mrow>
          <mo stretchy="false">(</mo>
          <mi>n</mi>
          <mo stretchy="false">)</mo>
        </mrow>
        <mi mathvariant="normal">=</mi>
        <mi>O</mi>
      </mrow>
      <mrow>
        <mo stretchy="false">(</mo>
        <msup>
          <mi>n</mi>
          <mn>2</mn>
        </msup>
        <mo stretchy="false">)</mo>
      </mrow>
    </mrow>
    <annotation encoding="StarMath 5.0">T_A(n)=O(n^2)</annotation>
  </semantics>
</math>
</file>

<file path=Object 6/content.xml><?xml version="1.0" encoding="utf-8"?>
<math xmlns="http://www.w3.org/1998/Math/MathML">
  <semantics>
    <mrow>
      <mrow>
        <mrow>
          <munderover>
            <mi mathvariant="normal">∑</mi>
            <mrow>
              <mi>k</mi>
              <mi mathvariant="normal">=</mi>
              <mn>1</mn>
            </mrow>
            <msqrt>
              <mrow>
                <mo stretchy="false">(</mo>
                <mi>n</mi>
                <mo stretchy="false">)</mo>
              </mrow>
            </msqrt>
          </munderover>
          <mi>K</mi>
        </mrow>
        <mi mathvariant="normal">=</mi>
        <mi>O</mi>
      </mrow>
      <mrow>
        <mo stretchy="false">(</mo>
        <mi>n</mi>
        <mo stretchy="false">)</mo>
      </mrow>
    </mrow>
    <annotation encoding="StarMath 5.0">sum from{k=1} to{sqrt(n)} K = O(n)</annotation>
  </semantics>
</math>
</file>

<file path=Object 7/content.xml><?xml version="1.0" encoding="utf-8"?>
<math xmlns="http://www.w3.org/1998/Math/MathML">
  <semantics>
    <mrow>
      <mrow>
        <mn>0</mn>
        <mi mathvariant="normal">≤</mi>
        <msub>
          <mi>n</mi>
          <mn>0,</mn>
        </msub>
      </mrow>
      <mi>C</mi>
    </mrow>
    <annotation encoding="StarMath 5.0">0 &lt;= n_0,C</annotation>
  </semantics>
</math>
</file>

<file path=Object 8/content.xml><?xml version="1.0" encoding="utf-8"?>
<math xmlns="http://www.w3.org/1998/Math/MathML">
  <semantics>
    <mrow>
      <mi>n</mi>
      <mo stretchy="false">&gt;</mo>
      <msub>
        <mi>n</mi>
        <mn>0</mn>
      </msub>
    </mrow>
    <annotation encoding="StarMath 5.0">n &gt; n_0</annotation>
  </semantics>
</math>
</file>

<file path=Object 9/content.xml><?xml version="1.0" encoding="utf-8"?>
<math xmlns="http://www.w3.org/1998/Math/MathML">
  <semantics>
    <mrow>
      <mrow>
        <mn>0</mn>
        <mi mathvariant="normal">≤</mi>
        <mrow>
          <munderover>
            <mi mathvariant="normal">∑</mi>
            <mrow>
              <mi>k</mi>
              <mi mathvariant="normal">=</mi>
              <mn>1</mn>
            </mrow>
            <msqrt>
              <mrow>
                <mo stretchy="false">(</mo>
                <mi>n</mi>
                <mo stretchy="false">)</mo>
              </mrow>
            </msqrt>
          </munderover>
          <mi>K</mi>
        </mrow>
      </mrow>
      <mi mathvariant="normal">≤</mi>
      <mrow>
        <mi>n</mi>
        <mi mathvariant="normal">⋅</mi>
        <mi>C</mi>
      </mrow>
    </mrow>
    <annotation encoding="StarMath 5.0">0 &lt;= 
sum from{k=1} to{sqrt(n)} K   
 &lt;= n cdot C</annotation>
  </semantics>
</math>
</file>